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3382" officeooo:paragraph-rsid="00073382"/>
    </style:style>
    <style:style style:name="P2" style:family="paragraph" style:parent-style-name="Standard">
      <style:text-properties fo:font-weight="bold" officeooo:rsid="00073382" officeooo:paragraph-rsid="00073382" style:font-weight-asian="bold" style:font-weight-complex="bold"/>
    </style:style>
    <style:style style:name="P3" style:family="paragraph" style:parent-style-name="Standard">
      <style:text-properties fo:font-weight="bold" officeooo:rsid="000875ae" officeooo:paragraph-rsid="000875a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Title: A web application using javascript and servlet to check the user is valid to vote or not.</text:p>
      <text:p text:style-name="P3"/>
      <text:p text:style-name="P2">GROUP MEMBERS:</text:p>
      <text:p text:style-name="P2"/>
      <text:p text:style-name="P2"/>
      <text:p text:style-name="P2"><text:s text:c="12"/>ROLLNO<text:tab/><text:tab/>NAME</text:p>
      <text:list xml:id="list7133079780027378349" text:style-name="L1">
        <text:list-item>
          <text:p text:style-name="P1">BECOA166<text:tab/><text:tab/>Jyoti Ramesh Kumbhar</text:p>
        </text:list-item>
        <text:list-item>
          <text:p text:style-name="P1">BECOA168<text:tab/><text:tab/>Poonam Ramdas Manjare</text:p>
        </text:list-item>
        <text:list-item>
          <text:p text:style-name="P1">BECOA170<text:tab/><text:tab/>Rajnandini Dhanraj Munde</text:p>
        </text:list-item>
        <text:list-item>
          <text:p text:style-name="P1">BECOA173<text:tab/><text:tab/>Sayali Prakash Ovh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5:06:37.555206726</meta:creation-date>
    <dc:date>2016-10-04T15:11:28.470314787</dc:date>
    <meta:editing-duration>PT1M2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42" meta:character-count="267" meta:non-whitespace-character-count="219"/>
  </office:meta>
</office:document-meta>
</file>